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9cm" fo:min-width="0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marker-start="Circle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family="'Times new roman'" style:font-family-generic="roman"/>
    </style:style>
    <style:style style:name="T2" style:family="text">
      <style:text-properties fo:font-family="'Standard Symbols L'" style:font-style-name="Regular" style:font-charset="x-symbol" fo:font-size="24pt" style:font-family-asian="'Standard Symbols L'" style:font-style-name-asian="Regular" style:font-charset-asian="x-symbol" style:font-size-asian="24pt" style:font-family-complex="'Standard Symbols L'" style:font-style-name-complex="Regular" style:font-charset-complex="x-symbol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5.515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4cm" svg:height="1.27cm" svg:x="9.525cm" svg:y="2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1.27cm" svg:x="6.35cm" svg:y="6.35cm">
          <text:p/>
          <draw:enhanced-geometry svg:viewBox="0 0 21600 21600" draw:type="rectangle" draw:enhanced-path="M 0 0 L 21600 0 21600 21600 0 21600 0 0 Z N"/>
        </draw:custom-shape>
        <draw:polygon draw:style-name="gr2" draw:text-style-name="P1" draw:layer="layout" svg:width="3.809cm" svg:height="3.174cm" draw:transform="rotate (-1.57079632679579) translate (8.25499999999568cm 1.2699999999968cm)" svg:viewBox="0 0 3810 3175" draw:points="0,-13335 3810,-13335 1905,-16510">
          <text:p/>
        </draw:polygon>
        <draw:line draw:style-name="gr3" draw:text-style-name="P1" draw:layer="layout" svg:x1="3.175cm" svg:y1="4.445cm" svg:x2="5.08cm" svg:y2="4.445cm">
          <text:p/>
        </draw:line>
        <draw:line draw:style-name="gr3" draw:text-style-name="P1" draw:layer="layout" svg:x1="8.255cm" svg:y1="3.175cm" svg:x2="9.525cm" svg:y2="3.175cm">
          <text:p/>
        </draw:line>
        <draw:frame draw:style-name="gr4" draw:text-style-name="P2" draw:layer="layout" svg:width="3.914cm" svg:height="0.954cm" svg:x="0.531cm" svg:y="0.951cm">
          <draw:text-box>
            <text:p><text:span text:style-name="T1">Desired State</text:span></text:p>
          </draw:text-box>
        </draw:frame>
        <draw:frame draw:style-name="gr4" draw:text-style-name="P2" draw:layer="layout" svg:width="4.447cm" svg:height="0.954cm" svg:x="0.635cm" svg:y="3.491cm">
          <draw:text-box>
            <text:p><text:span text:style-name="T1">Perceived State</text:span></text:p>
          </draw:text-box>
        </draw:frame>
        <draw:frame draw:style-name="gr4" draw:text-style-name="P2" draw:layer="layout" svg:width="2.233cm" svg:height="0.954cm" svg:x="9.625cm" svg:y="2.64cm">
          <draw:text-box>
            <text:p><text:span text:style-name="T1">Action</text:span></text:p>
          </draw:text-box>
        </draw:frame>
        <draw:frame draw:style-name="gr5" draw:text-style-name="P2" draw:layer="layout" svg:width="3.825cm" svg:height="1.589cm" svg:x="6.35cm" svg:y="6.466cm">
          <draw:text-box>
            <text:p><text:span text:style-name="T1">Environment</text:span></text:p>
          </draw:text-box>
        </draw:frame>
        <draw:line draw:style-name="gr3" draw:text-style-name="P1" draw:layer="layout" svg:x1="13.335cm" svg:y1="6.985cm" svg:x2="10.16cm" svg:y2="6.985cm">
          <text:p/>
        </draw:line>
        <draw:line draw:style-name="gr6" draw:text-style-name="P1" draw:layer="layout" svg:x1="12.065cm" svg:y1="3.175cm" svg:x2="13.335cm" svg:y2="3.175cm">
          <text:p/>
        </draw:line>
        <draw:line draw:style-name="gr6" draw:text-style-name="P1" draw:layer="layout" svg:x1="13.335cm" svg:y1="6.985cm" svg:x2="13.335cm" svg:y2="3.175cm">
          <text:p/>
        </draw:line>
        <draw:line draw:style-name="gr6" draw:text-style-name="P1" draw:layer="layout" svg:x1="6.35cm" svg:y1="6.985cm" svg:x2="3.175cm" svg:y2="6.985cm">
          <text:p/>
        </draw:line>
        <draw:line draw:style-name="gr6" draw:text-style-name="P1" draw:layer="layout" svg:x1="3.175cm" svg:y1="4.445cm" svg:x2="3.175cm" svg:y2="6.985cm">
          <text:p/>
        </draw:line>
        <draw:line draw:style-name="gr7" draw:text-style-name="P1" draw:layer="layout" svg:x1="3.175cm" svg:y1="1.905cm" svg:x2="5.08cm" svg:y2="1.905cm">
          <text:p/>
        </draw:line>
        <draw:frame draw:style-name="gr4" draw:text-style-name="P3" draw:layer="layout" svg:width="0.968cm" svg:height="1.356cm" svg:x="5.617cm" svg:y="2.44cm">
          <draw:text-box>
            <text:p><text:span text:style-name="T2">-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16.5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o Morgan</meta:initial-creator>
    <meta:creation-date>2011-06-13T13:35:38</meta:creation-date>
    <dc:date>2011-06-19T19:10:56</dc:date>
    <dc:creator>Bo Morgan</dc:creator>
    <meta:editing-duration>PT00H09M25S</meta:editing-duration>
    <meta:editing-cycles>3</meta:editing-cycles>
    <meta:generator>OpenOffice.org/3.2$Linux OpenOffice.org_project/320m19$Build-9505</meta:generator>
    <meta:document-statistic meta:object-count="17"/>
  </office:meta>
</office:document-meta>
</file>